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26fb" officeooo:paragraph-rsid="001b26fb"/>
    </style:style>
    <style:style style:name="P2" style:family="paragraph" style:parent-style-name="Standard">
      <style:text-properties officeooo:rsid="001c2b33" officeooo:paragraph-rsid="001c2b33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2)</text:p>
      <text:p text:style-name="P2"/>
      <text:p text:style-name="P2"><text:span text:style-name="T1">10 * (t / T) ** 3 - 15 * (t / T) ** 4 + 6 * (t / T) ** 5</text:span> </text:p>
      <text:p text:style-name="P1"/>
      <text:p text:style-name="P1">5)</text:p>
      <text:p text:style-name="P1"/>
      <text:p text:style-name="P1">0.68</text:p>
      <text:p text:style-name="P1"/>
      <text:p text:style-name="P1">6)</text:p>
      <text:p text:style-name="P1"/>
      <text:p text:style-name="P1">[[ 0.04229152, -0.04057269, <text:s/>0.99828116, <text:s/>0.93313173],</text:p>
      <text:p text:style-name="P1"><text:s text:c="7"/>[ 0.99828116, <text:s/>0.04229152, -0.04057269, <text:s/>1.97198558],</text:p>
      <text:p text:style-name="P1"><text:s text:c="7"/>[-0.04057269, <text:s/>0.99828116, <text:s/>0.04229152, <text:s/>2.88912137],</text:p>
      <text:p text:style-name="P1"><text:s text:c="7"/>[ 0. <text:s text:c="7"/>, <text:s/>0. <text:s text:c="7"/>, <text:s/>0. <text:s text:c="7"/>, <text:s/>1. <text:s text:c="7"/>]]</text:p>
      <text:p text:style-name="P1"/>
      <text:p text:style-name="P1"/>
      <text:p text:style-name="P1">7)</text:p>
      <text:p text:style-name="P1"/>
      <text:p text:style-name="P1">[[ 0.01404133, -0.01384686, <text:s/>0.99980553, <text:s/>0.98846721],</text:p>
      <text:p text:style-name="P1"><text:s text:c="7"/>[ 0.99980553, <text:s/>0.01404133, -0.01384686, <text:s/>1.97693441],</text:p>
      <text:p text:style-name="P1"><text:s text:c="7"/>[-0.01384686, <text:s/>0.99980553, <text:s/>0.01404133, <text:s/>2.96540162],</text:p>
      <text:p text:style-name="P1"><text:s text:c="7"/>[ 0. <text:s text:c="7"/>, <text:s/>0. <text:s text:c="7"/>, <text:s/>0. <text:s text:c="7"/>, <text:s/>1. <text:s text:c="7"/>]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7:03:20.536000000</meta:creation-date>
    <meta:generator>LibreOffice/6.3.3.2$Windows_X86_64 LibreOffice_project/a64200df03143b798afd1ec74a12ab50359878ed</meta:generator>
    <dc:date>2020-06-13T18:21:44.549000000</dc:date>
    <meta:editing-duration>PT1H18M32S</meta:editing-duration>
    <meta:editing-cycles>2</meta:editing-cycles>
    <meta:document-statistic meta:table-count="0" meta:image-count="0" meta:object-count="0" meta:page-count="1" meta:paragraph-count="14" meta:word-count="74" meta:character-count="537" meta:non-whitespace-character-count="358"/>
  </office:meta>
</office:document-meta>
</file>